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trix size: 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0.000443999" calcext:value-type="float">
            <text:p>0,000443999</text:p>
          </table:table-cell>
          <table:table-cell office:value-type="float" office:value="0.000468001" calcext:value-type="float">
            <text:p>0,000468001</text:p>
          </table:table-cell>
          <table:table-cell office:value-type="float" office:value="0.000460001" calcext:value-type="float">
            <text:p>0,00046000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611" calcext:value-type="float">
            <text:p>2,04611</text:p>
          </table:table-cell>
          <table:table-cell office:value-type="float" office:value="2.0255" calcext:value-type="float">
            <text:p>2,0255</text:p>
          </table:table-cell>
          <table:table-cell office:value-type="float" office:value="2.04833" calcext:value-type="float">
            <text:p>2,04833</text:p>
          </table:table-cell>
          <table:table-cell office:value-type="float" office:value="2.05394" calcext:value-type="float">
            <text:p>2,05394</text:p>
          </table:table-cell>
          <table:table-cell office:value-type="float" office:value="1.92888" calcext:value-type="float">
            <text:p>1,92888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85" calcext:value-type="float">
            <text:p>1,885</text:p>
          </table:table-cell>
          <table:table-cell office:value-type="float" office:value="1.96723" calcext:value-type="float">
            <text:p>1,96723</text:p>
          </table:table-cell>
          <table:table-cell office:value-type="float" office:value="2.17792" calcext:value-type="float">
            <text:p>2,17792</text:p>
          </table:table-cell>
          <table:table-cell office:value-type="float" office:value="1.8965" calcext:value-type="float">
            <text:p>1,8965</text:p>
          </table:table-cell>
          <table:table-cell office:value-type="float" office:value="2.03097" calcext:value-type="float">
            <text:p>2,03097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6798" calcext:value-type="float">
            <text:p>0,006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3973" calcext:value-type="float">
            <text:p>2,13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21:20:51.417003837</meta:creation-date>
    <dc:date>2020-03-06T21:31:08.491336870</dc:date>
    <meta:editing-duration>PT7S</meta:editing-duration>
    <meta:editing-cycles>1</meta:editing-cycles>
    <meta:generator>LibreOffice/6.3.4.2$Linux_X86_64 LibreOffice_project/30$Build-2</meta:generator>
    <meta:document-statistic meta:table-count="1" meta:cell-count="37" meta:object-count="0"/>
  </office:meta>
</office:document-meta>
</file>